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464cm" presentation:class="title" presentation:user-transformed="true">
          <draw:text-box>
            <text:p>COMPSFI 202 – Cybercrime and Incident Respons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02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2019 (TXST)</text:p>
              </text:list-item>
              <text:list-item>
                <text:p>MS Cybersecurity &amp; Digital Forensics 2020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“Be happy, but never satisfied” – Bruce Lee</text:p>
              </text:list-item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2">mali220@ccc.edu</text:p>
              </text:list-item>
              <text:list-item>
                <text:p text:style-name="P2">https://www.linkedin.com/md-aliev</text:p>
              </text:list-item>
              <text:list-item>
                <text:p text:style-name="P2">https://www.alihmd.com</text:p>
              </text:list-item>
              <text:list-item>
                <text:p text:style-name="P2">https://www.github.com/xXxSpicyBoiiixX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35:58.058779995</meta:creation-date>
    <meta:editing-duration>PT13M22S</meta:editing-duration>
    <meta:editing-cycles>4</meta:editing-cycles>
    <meta:generator>LibreOffice/25.2.5.2$Linux_X86_64 LibreOffice_project/fb4792146257752f54eab576deb869869b108571</meta:generator>
    <dc:title>Portfolio</dc:title>
    <dc:date>2025-07-28T14:39:55.947555174</dc:date>
    <meta:document-statistic meta:object-count="104"/>
  </office:meta>
</office:document-meta>
</file>